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Times New Roman'" style:font-family-asian="'Times New Roman'" style:font-family-complex="'Times New Roman'" fo:background-color="transparent" fo:color="#000000"/>
    </style:style>
    <style:style style:name="T2" style:family="text">
      <style:text-properties fo:font-size="16.00pt" fo:font-weight="bold" fo:font-family="'Times New Roman'" style:font-family-asian="'Times New Roman'" style:font-family-complex="'Times New Roman'" fo:background-color="transparent" fo:color="#000000"/>
    </style:style>
    <style:style style:name="T3" style:family="text">
      <style:text-properties fo:font-size="14.00pt" fo:font-weight="bold" fo:font-family="'Times New Roman'" style:font-family-asian="'Times New Roman'" style:font-family-complex="'Times New Roman'" fo:background-color="transparent" fo:color="#000000"/>
    </style:style>
    <style:style style:name="T4" style:family="text">
      <style:text-properties fo:font-size="18.00pt" fo:font-weight="bold" fo:font-family="'Times New Roman'" style:font-family-asian="'Times New Roman'" style:font-family-complex="'Times New Roman'"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fo:color="#000000"/>
    </style:style>
    <style:style style:name="T7" style:family="text">
      <style:text-properties fo:font-size="12.00pt" style:text-position="super" fo:font-weight="bold" fo:font-family="'Times New Roman'" style:font-family-asian="'Times New Roman'" style:font-family-complex="'Times New Roman'" fo:background-color="transparent" fo:color="#000000"/>
    </style:style>
    <style:style style:name="T8" style:family="text">
      <style:text-properties fo:font-size="12.00pt" fo:font-weight="bold" fo:font-family="'Times New Roman'" style:font-family-asian="'Times New Roman'" style:font-family-complex="'Times New Roman'" fo:background-color="transparent" fo:color="#000000"/>
    </style:style>
    <style:style style:name="T9" style:family="text">
      <style:text-properties fo:font-size="12.00pt" fo:font-weight="normal" fo:font-family="'Times New Roman'" style:font-family-asian="'Times New Roman'" style:font-family-complex="'Times New Roman'" fo:background-color="transparent" fo:color="#000000"/>
    </style:style>
    <style:style style:name="T10" style:family="text">
      <style:text-properties fo:font-size="14.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fo:color="#000000"/>
    </style:style>
    <style:style style:name="T14" style:family="text">
      <style:text-properties fo:font-size="12.00pt" fo:font-weight="bold" fo:font-family="'Times New Roman'" style:font-family-asian="'Times New Roman'" style:font-family-complex="'Times New Roman'" fo:background-color="transparent" fo:color="#000000"/>
    </style:style>
    <style:style style:name="T15" style:family="text">
      <style:text-properties fo:font-size="12.00pt" fo:font-weight="normal" fo:font-family="'Times New Roman'" style:font-family-asian="'Times New Roman'" style:font-family-complex="'Times New Roman'" fo:background-color="transparent" fo:color="#000000"/>
    </style:style>
    <style:style style:name="T16" style:family="text">
      <style:text-properties fo:font-size="12.00pt" fo:font-weight="bold" fo:font-family="'Times New Roman'" style:font-family-asian="'Times New Roman'" style:font-family-complex="'Times New Roman'" fo:background-color="transparent" fo:color="#000000"/>
    </style:style>
    <style:style style:name="T17" style:family="text">
      <style:text-properties fo:font-size="12.00pt" fo:font-weight="normal" fo:font-family="'Times New Roman'" style:font-family-asian="'Times New Roman'" style:font-family-complex="'Times New Roman'" fo:background-color="transparent" fo:color="#000000"/>
    </style:style>
    <style:style style:name="T18" style:family="text">
      <style:text-properties fo:font-size="12.00pt" fo:font-weight="normal" fo:font-family="'Times New Roman'" style:font-family-asian="'Times New Roman'" style:font-family-complex="'Times New Roman'" fo:background-color="transparent" fo:color="#000000" fo:font-style="italic"/>
    </style:style>
    <style:style style:name="T19" style:family="text">
      <style:text-properties fo:font-size="12.00pt" fo:font-weight="bold" fo:font-family="'Times New Roman'" style:font-family-asian="'Times New Roman'" style:font-family-complex="'Times New Roman'" fo:background-color="transparent" fo:color="#000000"/>
    </style:style>
    <style:style style:name="T20" style:family="text">
      <style:text-properties fo:font-size="12.00pt" fo:font-weight="normal" fo:font-family="'Times New Roman'" style:font-family-asian="'Times New Roman'" style:font-family-complex="'Times New Roman'"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fo:font-family="'Times New Roman'" style:font-family-asian="'Times New Roman'" style:font-family-complex="'Times New Roman'"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fo:color="#000000"/>
    </style:style>
    <style:style style:name="T27" style:family="text">
      <style:text-properties fo:font-size="12.00pt" fo:font-weight="normal" fo:font-family="'Times New Roman'" style:font-family-asian="'Times New Roman'" style:font-family-complex="'Times New Roman'"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fo:color="#000000"/>
    </style:style>
    <style:style style:name="T32" style:family="text">
      <style:text-properties fo:font-size="12.00pt" fo:font-weight="bold" fo:font-family="'Times New Roman'" style:font-family-asian="'Times New Roman'" style:font-family-complex="'Times New Roman'" fo:background-color="transparent" fo:color="#000000"/>
    </style:style>
    <style:style style:name="T33" style:family="text">
      <style:text-properties fo:font-size="12.00pt" fo:font-weight="normal" fo:font-family="'Times New Roman'" style:font-family-asian="'Times New Roman'" style:font-family-complex="'Times New Roman'" fo:background-color="transparent" fo:color="#000000"/>
    </style:style>
    <style:style style:name="T34" style:family="text">
      <style:text-properties fo:font-size="12.00pt" fo:font-weight="bold" fo:font-family="'Times New Roman'" style:font-family-asian="'Times New Roman'" style:font-family-complex="'Times New Roman'" fo:background-color="transparent" fo:color="#000000"/>
    </style:style>
    <style:style style:name="T35" style:family="text">
      <style:text-properties fo:font-size="12.00pt" fo:font-weight="normal" fo:font-family="'Times New Roman'" style:font-family-asian="'Times New Roman'" style:font-family-complex="'Times New Roman'"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bold" fo:font-family="'Times New Roman'" style:font-family-asian="'Times New Roman'" style:font-family-complex="'Times New Roman'" fo:background-color="transparent" fo:color="#000000"/>
    </style:style>
    <style:style style:name="T38" style:family="text">
      <style:text-properties fo:font-size="12.00pt" fo:font-weight="bold" fo:font-family="'Times New Roman'" style:font-family-asian="'Times New Roman'" style:font-family-complex="'Times New Roman'" fo:background-color="transparent" fo:color="#000000"/>
    </style:style>
    <style:style style:name="T39" style:family="text">
      <style:text-properties fo:font-size="12.00pt" fo:font-weight="normal" fo:font-family="'Times New Roman'" style:font-family-asian="'Times New Roman'" style:font-family-complex="'Times New Roman'" fo:background-color="transparent" fo:color="#000000"/>
    </style:style>
    <style:style style:name="T40" style:family="text">
      <style:text-properties fo:font-size="12.00pt" fo:font-weight="bold" fo:font-family="'Times New Roman'" style:font-family-asian="'Times New Roman'" style:font-family-complex="'Times New Roman'" fo:background-color="transparent" fo:color="#000000"/>
    </style:style>
    <style:style style:name="T41" style:family="text">
      <style:text-properties fo:font-size="12.00pt" fo:font-weight="bold" fo:font-family="'Cambria Math'" style:font-family-asian="'Cambria Math'" style:font-family-complex="'Cambria Math'" fo:background-color="transparent" fo:color="#000000"/>
    </style:style>
    <style:style style:name="T42" style:family="text">
      <style:text-properties fo:font-size="12.00pt" fo:font-weight="bold" fo:font-family="'Times New Roman'" style:font-family-asian="'Times New Roman'" style:font-family-complex="'Times New Roman'" fo:background-color="transparent" fo:color="#000000"/>
    </style:style>
    <style:style style:name="T43" style:family="text">
      <style:text-properties fo:font-size="12.00pt" fo:font-weight="normal" fo:font-family="'Times New Roman'" style:font-family-asian="'Times New Roman'" style:font-family-complex="'Times New Roman'" fo:background-color="transparent" fo:color="#000000"/>
    </style:style>
    <style:style style:name="T44" style:family="text">
      <style:text-properties fo:font-size="12.00pt" fo:font-weight="normal" fo:font-family="'Cambria Math'" style:font-family-asian="'Cambria Math'" style:font-family-complex="'Cambria Math'" fo:background-color="transparent" fo:color="#000000"/>
    </style:style>
    <style:style style:name="T45" style:family="text">
      <style:text-properties fo:font-size="12.00pt" fo:font-weight="normal" fo:font-family="'Times New Roman'" style:font-family-asian="'Times New Roman'" style:font-family-complex="'Times New Roman'" fo:background-color="transparent" fo:color="#000000"/>
    </style:style>
    <style:style style:name="T46" style:family="text">
      <style:text-properties fo:font-size="12.00pt" fo:font-weight="normal" fo:font-family="'Times New Roman'" style:font-family-asian="'Times New Roman'" style:font-family-complex="'Times New Roman'"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bold" fo:font-family="'Times New Roman'" style:font-family-asian="'Times New Roman'" style:font-family-complex="'Times New Roman'" fo:background-color="transparent" fo:color="#000000"/>
    </style:style>
    <style:style style:name="T49" style:family="text">
      <style:text-properties fo:font-size="14.00pt" fo:font-weight="normal" fo:font-family="'Times New Roman'" style:font-family-asian="'Times New Roman'" style:font-family-complex="'Times New Roman'" fo:background-color="transparent" fo:color="#000000" fo:font-style="itali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bold"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bold"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fo:color="#000000"/>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fo:color="#00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fo:color="#00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fo:color="#000000"/>
    </style:style>
    <style:style style:name="T93" style:family="text">
      <style:text-properties fo:font-size="14.00pt" fo:font-weight="bold" fo:font-family="'Times New Roman'" style:font-family-asian="'Times New Roman'" style:font-family-complex="'Times New Roman'" fo:background-color="transparent" fo:color="#000000"/>
    </style:style>
    <style:style style:name="T94" style:family="text">
      <style:text-properties fo:font-size="12.00pt" fo:font-weight="normal" fo:font-family="'Times New Roman'" style:font-family-asian="'Times New Roman'" style:font-family-complex="'Times New Roman'" fo:background-color="transparent" fo:color="#000000"/>
    </style:style>
    <style:style style:name="T95" style:family="text">
      <style:text-properties fo:font-size="12.00pt" fo:font-weight="normal" fo:font-family="'Times New Roman'" style:font-family-asian="'Times New Roman'" style:font-family-complex="'Times New Roman'" fo:background-color="transparent" fo:color="#000080"/>
    </style:style>
    <style:style style:name="T96" style:family="text">
      <style:text-properties fo:font-size="12.00pt" fo:font-weight="bold" fo:font-family="'Times New Roman'" style:font-family-asian="'Times New Roman'" style:font-family-complex="'Times New Roman'" fo:background-color="transparent" fo:color="#000080"/>
    </style:style>
    <style:style style:name="T97" style:family="text">
      <style:text-properties fo:font-size="12.00pt" fo:font-weight="normal" fo:font-family="'Times New Roman'" style:font-family-asian="'Times New Roman'" style:font-family-complex="'Times New Roman'" fo:background-color="transparent" fo:color="#000000"/>
    </style:style>
    <style:style style:name="T98" style:family="text">
      <style:text-properties fo:font-size="14.00pt" fo:font-weight="bold" fo:font-family="'Times New Roman'" style:font-family-asian="'Times New Roman'" style:font-family-complex="'Times New Roman'"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fo:color="#000000"/>
    </style:style>
    <style:style style:name="T101" style:family="text">
      <style:text-properties fo:font-size="12.00pt" fo:font-weight="bold" fo:font-family="'Times New Roman'" style:font-family-asian="'Times New Roman'" style:font-family-complex="'Times New Roman'" fo:background-color="transparent" fo:color="#000000"/>
    </style:style>
    <style:style style:name="T102" style:family="text">
      <style:text-properties fo:font-size="12.00pt" fo:font-weight="normal" fo:font-family="'Times New Roman'" style:font-family-asian="'Times New Roman'" style:font-family-complex="'Times New Roman'" fo:background-color="transparent" fo:color="#000000"/>
    </style:style>
    <style:style style:name="T103" style:family="text">
      <style:text-properties fo:font-size="12.00pt" fo:font-weight="bold" fo:font-family="'Times New Roman'" style:font-family-asian="'Times New Roman'" style:font-family-complex="'Times New Roman'" fo:background-color="transparent" fo:color="#000000"/>
    </style:style>
    <style:style style:name="T104" style:family="text">
      <style:text-properties fo:font-size="12.00pt" fo:font-weight="normal" fo:font-family="'Times New Roman'" style:font-family-asian="'Times New Roman'" style:font-family-complex="'Times New Roman'" fo:background-color="transparent" fo:color="#000000"/>
    </style:style>
    <style:style style:name="T105" style:family="text">
      <style:text-properties fo:font-size="12.00pt" fo:font-weight="bold" fo:font-family="'Times New Roman'" style:font-family-asian="'Times New Roman'" style:font-family-complex="'Times New Roman'" fo:background-color="transparent" fo:color="#000000"/>
    </style:style>
    <style:style style:name="T106" style:family="text">
      <style:text-properties fo:font-size="12.00pt" fo:font-weight="normal" fo:font-family="'Times New Roman'" style:font-family-asian="'Times New Roman'" style:font-family-complex="'Times New Roman'" fo:background-color="transparent" fo:color="#000000"/>
    </style:style>
    <style:style style:name="T107" style:family="text">
      <style:text-properties fo:font-size="12.00pt" fo:font-weight="bold" fo:font-family="'Times New Roman'" style:font-family-asian="'Times New Roman'" style:font-family-complex="'Times New Roman'" fo:background-color="transparent" fo:color="#000000"/>
    </style:style>
    <style:style style:name="T108" style:family="text">
      <style:text-properties fo:font-size="12.00pt" fo:font-weight="normal" fo:font-family="'Times New Roman'" style:font-family-asian="'Times New Roman'" style:font-family-complex="'Times New Roman'" fo:background-color="transparent" fo:color="#000000"/>
    </style:style>
    <style:style style:name="T109" style:family="text">
      <style:text-properties fo:font-size="12.00pt" fo:font-weight="normal" fo:font-family="'Times New Roman'" style:font-family-asian="'Times New Roman'" style:font-family-complex="'Times New Roman'" fo:background-color="transparent" fo:color="#ff0000"/>
    </style:style>
    <style:style style:name="T110" style:family="text">
      <style:text-properties fo:font-size="12.00pt" fo:font-weight="normal" fo:font-family="'Times New Roman'" style:font-family-asian="'Times New Roman'" style:font-family-complex="'Times New Roman'" fo:background-color="transparent" fo:color="#000000"/>
    </style:style>
    <style:style style:name="T111" style:family="text">
      <style:text-properties fo:font-size="12.00pt" fo:font-weight="normal" fo:font-family="'Times New Roman'" style:font-family-asian="'Times New Roman'" style:font-family-complex="'Times New Roman'" fo:background-color="transparent" fo:color="#ff0000"/>
    </style:style>
    <style:style style:name="T112" style:family="text">
      <style:text-properties fo:font-size="12.00pt" fo:font-weight="normal" fo:font-family="'Times New Roman'" style:font-family-asian="'Times New Roman'" style:font-family-complex="'Times New Roman'" fo:background-color="transparent" fo:color="#000080"/>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fo:color="#000000"/>
    </style:style>
    <style:style style:name="T115" style:family="text">
      <style:text-properties fo:font-size="14.00pt" fo:font-weight="bold" fo:font-family="'Times New Roman'" style:font-family-asian="'Times New Roman'" style:font-family-complex="'Times New Roman'" fo:background-color="transparent" fo:color="#000000"/>
    </style:style>
    <style:style style:name="T116" style:family="text">
      <style:text-properties fo:font-size="14.00pt" fo:font-weight="bold" fo:font-family="'Times New Roman'" style:font-family-asian="'Times New Roman'" style:font-family-complex="'Times New Roman'" fo:background-color="transparent" fo:color="#000000" fo:font-style="italic"/>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bold" fo:font-family="'Times New Roman'" style:font-family-asian="'Times New Roman'" style:font-family-complex="'Times New Roman'" fo:background-color="transparent" fo:color="#000080" fo:font-style="itali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bold" fo:font-family="'Times New Roman'" style:font-family-asian="'Times New Roman'" style:font-family-complex="'Times New Roman'" fo:background-color="transparent" fo:color="#000080" fo:font-style="itali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bold" fo:font-family="'Times New Roman'" style:font-family-asian="'Times New Roman'" style:font-family-complex="'Times New Roman'" fo:background-color="transparent" fo:color="#000080" fo:font-style="italic"/>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bold" fo:font-family="'Times New Roman'" style:font-family-asian="'Times New Roman'" style:font-family-complex="'Times New Roman'" fo:background-color="transparent" fo:color="#000080" fo:font-style="italic"/>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4.00pt" fo:font-weight="bold" fo:font-family="'Times New Roman'" style:font-family-asian="'Times New Roman'" style:font-family-complex="'Times New Roman'" fo:background-color="transparent" fo:color="#000000" fo:font-style="italic"/>
    </style:style>
    <style:style style:name="T139" style:family="text">
      <style:text-properties fo:font-size="14.00pt" fo:font-weight="normal" fo:font-family="'Times New Roman'" style:font-family-asian="'Times New Roman'" style:font-family-complex="'Times New Roman'" fo:background-color="transparent" fo:color="#000000" fo:font-style="italic"/>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fo:color="#ff0000"/>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fo:color="#000000"/>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fo:color="#000000"/>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fo:color="#000000"/>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fo:color="#000000"/>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fo:color="#000000"/>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fo:color="#000000"/>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fo:color="#000000"/>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fo:color="#ff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fo:color="#ff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fo:color="#ff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fo:color="#ff0000"/>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Times New Roman'" style:font-family-asian="'Times New Roman'" style:font-family-complex="'Times New Roman'" fo:background-color="transparent" fo:color="#ff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fo:color="#ff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2.00pt" fo:font-weight="bold" fo:font-family="'Times New Roman'" style:font-family-asian="'Times New Roman'" style:font-family-complex="'Times New Roman'" fo:background-color="transparent" fo:color="#000000"/>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fo:color="#ff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fo:color="#ff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2.00pt" fo:font-weight="bold" fo:font-family="'Times New Roman'" style:font-family-asian="'Times New Roman'" style:font-family-complex="'Times New Roman'" fo:background-color="transparent" style:use-window-font-color="true"/>
    </style:style>
    <style:style style:name="T198" style:family="text">
      <style:text-properties fo:font-size="12.00pt" fo:font-weight="bold" fo:font-family="'Times New Roman'" style:font-family-asian="'Times New Roman'" style:font-family-complex="'Times New Roman'" fo:background-color="transparent" style:use-window-font-color="true"/>
    </style:style>
    <style:style style:name="T199" style:family="text">
      <style:text-properties fo:font-size="12.00pt" fo:font-weight="bold" fo:font-family="'Times New Roman'" style:font-family-asian="'Times New Roman'" style:font-family-complex="'Times New Roman'"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fo:color="#ff0000"/>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fo:color="#ff0000"/>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2.00pt" fo:font-weight="bold" fo:font-family="'Times New Roman'" style:font-family-asian="'Times New Roman'" style:font-family-complex="'Times New Roman'"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fo:color="#ff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fo:color="#ff0000"/>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normal" fo:font-family="'Times New Roman'" style:font-family-asian="'Times New Roman'" style:font-family-complex="'Times New Roman'" fo:background-color="transparent" fo:color="#ff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2.00pt" fo:font-weight="normal" fo:font-family="'Times New Roman'" style:font-family-asian="'Times New Roman'" style:font-family-complex="'Times New Roman'" fo:background-color="transparent" fo:color="#ff0000"/>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normal" fo:font-family="'Times New Roman'" style:font-family-asian="'Times New Roman'" style:font-family-complex="'Times New Roman'" fo:background-color="transparent" fo:color="#ff0000"/>
    </style:style>
    <style:style style:name="T223" style:family="text">
      <style:text-properties fo:font-size="12.00pt" fo:font-weight="normal" fo:font-family="'Times New Roman'" style:font-family-asian="'Times New Roman'" style:font-family-complex="'Times New Roman'" fo:background-color="transparent" fo:color="#ff0000"/>
    </style:style>
    <style:style style:name="T224" style:family="text">
      <style:text-properties fo:font-size="12.00pt" fo:font-weight="normal" fo:font-family="'Times New Roman'" style:font-family-asian="'Times New Roman'" style:font-family-complex="'Times New Roman'" fo:background-color="transparent" fo:color="#ff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2.00pt" fo:font-weight="normal" fo:font-family="'Times New Roman'" style:font-family-asian="'Times New Roman'" style:font-family-complex="'Times New Roman'" fo:background-color="transparent" fo:color="#ff0000"/>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fo:color="#ff0000"/>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fo:color="#ff0000" fo:font-style="italic"/>
    </style:style>
    <style:style style:name="T231" style:family="text">
      <style:text-properties fo:font-size="12.00pt" fo:font-weight="normal" fo:font-family="'Times New Roman'" style:font-family-asian="'Times New Roman'" style:font-family-complex="'Times New Roman'" fo:background-color="transparent" fo:color="#ff0000" fo:font-style="italic"/>
    </style:style>
    <style:style style:name="T232" style:family="text">
      <style:text-properties fo:font-size="12.00pt" fo:font-weight="normal" fo:font-family="'Times New Roman'" style:font-family-asian="'Times New Roman'" style:font-family-complex="'Times New Roman'" fo:background-color="transparent" fo:color="#ff0000" fo:font-style="italic"/>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bold" fo:font-family="'Times New Roman'" style:font-family-asian="'Times New Roman'" style:font-family-complex="'Times New Roman'" fo:background-color="transparent" fo:color="#000000"/>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2.00pt" fo:font-weight="bold" fo:font-family="'Times New Roman'" style:font-family-asian="'Times New Roman'" style:font-family-complex="'Times New Roman'" fo:background-color="transparent" fo:color="#000000"/>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2.00pt" fo:font-weight="bold" fo:font-family="'Times New Roman'" style:font-family-asian="'Times New Roman'" style:font-family-complex="'Times New Roman'"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2.00pt" fo:font-weight="bold" fo:font-family="'Times New Roman'" style:font-family-asian="'Times New Roman'" style:font-family-complex="'Times New Roman'" fo:background-color="transparent" fo:color="#000000"/>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Times New Roman'" style:font-family-asian="'Times New Roman'" style:font-family-complex="'Times New Roman'" fo:background-color="transparent" fo:color="#000000"/>
    </style:style>
    <style:style style:name="T245" style:family="text">
      <style:text-properties fo:font-size="12.00pt" fo:font-weight="normal" fo:font-family="'Times New Roman'" style:font-family-asian="'Times New Roman'" style:font-family-complex="'Times New Roman'" fo:background-color="transparent" fo:color="#000000" fo:font-style="italic"/>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bold" fo:font-family="'Times New Roman'" style:font-family-asian="'Times New Roman'" style:font-family-complex="'Times New Roman'"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Times New Roman'" style:font-family-asian="'Times New Roman'" style:font-family-complex="'Times New Roman'" fo:background-color="transparent" fo:color="#000000"/>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2.00pt" fo:font-weight="normal" fo:font-family="'Times New Roman'" style:font-family-asian="'Times New Roman'" style:font-family-complex="'Times New Roman'" fo:background-color="transparent" fo:color="#000000"/>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bold" fo:font-family="'Times New Roman'" style:font-family-asian="'Times New Roman'" style:font-family-complex="'Times New Roman'"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Times New Roman'" style:font-family-asian="'Times New Roman'" style:font-family-complex="'Times New Roman'"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Times New Roman'" style:font-family-asian="'Times New Roman'" style:font-family-complex="'Times New Roman'" fo:background-color="transparent" fo:color="#000000"/>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2.00pt" fo:font-weight="bold" fo:font-family="'Times New Roman'" style:font-family-asian="'Times New Roman'" style:font-family-complex="'Times New Roman'" fo:background-color="transparent" fo:color="#00000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fo:font-family="'Times New Roman'" style:font-family-asian="'Times New Roman'" style:font-family-complex="'Times New Roman'"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Times New Roman'" style:font-family-asian="'Times New Roman'" style:font-family-complex="'Times New Roman'" fo:background-color="transparent" fo:color="#000000"/>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normal" fo:font-family="'Times New Roman'" style:font-family-asian="'Times New Roman'" style:font-family-complex="'Times New Roman'" fo:background-color="transparent" fo:color="#000000"/>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2.00pt" fo:font-weight="normal" fo:font-family="'Times New Roman'" style:font-family-asian="'Times New Roman'" style:font-family-complex="'Times New Roman'" fo:background-color="transparent" fo:color="#000000"/>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2.00pt" fo:font-weight="bold" fo:font-family="'Times New Roman'" style:font-family-asian="'Times New Roman'" style:font-family-complex="'Times New Roman'" fo:background-color="transparent" fo:color="#000000"/>
    </style:style>
    <style:style style:name="T270" style:family="text">
      <style:text-properties fo:font-size="12.00pt" fo:font-weight="normal" fo:font-family="'Times New Roman'" style:font-family-asian="'Times New Roman'" style:font-family-complex="'Times New Roman'" fo:background-color="transparent" fo:color="#000000"/>
    </style:style>
    <style:style style:name="T271" style:family="text">
      <style:text-properties fo:font-size="12.00pt" fo:font-weight="normal" fo:font-family="'Cambria Math'" style:font-family-asian="'Cambria Math'" style:font-family-complex="'Cambria Math'" fo:background-color="transparent" fo:color="#000000"/>
    </style:style>
    <style:style style:name="T272" style:family="text">
      <style:text-properties fo:font-size="12.00pt" fo:font-weight="normal" fo:font-family="'Times New Roman'" style:font-family-asian="'Times New Roman'" style:font-family-complex="'Times New Roman'" fo:background-color="transparent" fo:color="#000000"/>
    </style:style>
    <style:style style:name="T273" style:family="text">
      <style:text-properties fo:font-size="12.00pt" fo:font-weight="bold" fo:font-family="'Times New Roman'" style:font-family-asian="'Times New Roman'" style:font-family-complex="'Times New Roman'" fo:background-color="transparent" fo:color="#000000"/>
    </style:style>
    <style:style style:name="T274" style:family="text">
      <style:text-properties fo:font-size="12.00pt" fo:font-weight="normal" fo:font-family="'Times New Roman'" style:font-family-asian="'Times New Roman'" style:font-family-complex="'Times New Roman'"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ff0000" fo:font-style="italic"/>
    </style:style>
    <style:style style:name="T277" style:family="text">
      <style:text-properties fo:font-size="14.00pt" fo:font-weight="bold" fo:font-family="'Times New Roman'" style:font-family-asian="'Times New Roman'" style:font-family-complex="'Times New Roman'"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style:use-window-font-color="true"/>
    </style:style>
    <style:style style:name="T279" style:family="text">
      <style:text-properties fo:font-size="12.00pt" fo:font-weight="normal" fo:font-family="'Times New Roman'" style:font-family-asian="'Times New Roman'" style:font-family-complex="'Times New Roman'" fo:background-color="transparent" fo:color="#000000"/>
    </style:style>
    <style:style style:name="T280" style:family="text">
      <style:text-properties fo:font-size="12.00pt" fo:font-weight="normal" fo:font-family="'Cambria Math'" style:font-family-asian="'Cambria Math'" style:font-family-complex="'Cambria Math'" fo:background-color="transparent" fo:color="#000000"/>
    </style:style>
    <style:style style:name="T281" style:family="text">
      <style:text-properties fo:font-size="12.00pt" fo:font-weight="normal" fo:font-family="'Times New Roman'" style:font-family-asian="'Times New Roman'" style:font-family-complex="'Times New Roman'" fo:background-color="transparent" fo:color="#000000"/>
    </style:style>
    <style:style style:name="T282" style:family="text">
      <style:text-properties fo:font-size="14.00pt" fo:font-weight="bold" fo:font-family="'Times New Roman'" style:font-family-asian="'Times New Roman'" style:font-family-complex="'Times New Roman'" fo:background-color="transparent" style:use-window-font-color="true"/>
    </style:style>
    <style:style style:name="T283" style:family="text">
      <style:text-properties fo:font-size="13.00pt" fo:font-weight="bold" fo:font-family="'Times New Roman'" style:font-family-asian="'Times New Roman'" style:font-family-complex="'Times New Roman'" fo:background-color="transparent" fo:color="#000000"/>
    </style:style>
    <style:style style:name="T284" style:family="text">
      <style:text-properties fo:font-size="13.00pt" fo:font-weight="normal" fo:font-family="'Times New Roman'" style:font-family-asian="'Times New Roman'" style:font-family-complex="'Times New Roman'" fo:background-color="transparent" fo:color="#000000"/>
    </style:style>
    <style:style style:name="T285" style:family="text">
      <style:text-properties fo:font-size="14.00pt" fo:font-weight="bold" fo:font-family="'Times New Roman'" style:font-family-asian="'Times New Roman'" style:font-family-complex="'Times New Roman'" fo:background-color="transparent" style:use-window-font-color="true"/>
    </style:style>
    <style:style style:name="T286" style:family="text">
      <style:text-properties fo:font-size="13.00pt" fo:font-weight="bold" fo:font-family="Arial" style:font-family-asian="Arial" style:font-family-complex="Arial" fo:background-color="transparent" style:use-window-font-color="true"/>
    </style:style>
    <style:style style:name="T287" style:family="text">
      <style:text-properties fo:font-size="13.00pt" fo:font-weight="normal" fo:font-family="'Times New Roman'" style:font-family-asian="'Times New Roman'" style:font-family-complex="'Times New Roman'" fo:background-color="transparent" fo:color="#000000"/>
    </style:style>
    <style:style style:name="T288" style:family="text">
      <style:text-properties fo:font-size="13.00pt" fo:font-weight="bold" fo:font-family="'Times New Roman'" style:font-family-asian="'Times New Roman'" style:font-family-complex="'Times New Roman'" fo:background-color="transparent" fo:color="#000000"/>
    </style:style>
    <style:style style:name="T289" style:family="text">
      <style:text-properties fo:font-size="13.00pt" fo:font-weight="normal" fo:font-family="'Times New Roman'" style:font-family-asian="'Times New Roman'" style:font-family-complex="'Times New Roman'" fo:background-color="transparent" fo:color="#000000"/>
    </style:style>
    <style:style style:name="T290" style:family="text">
      <style:text-properties fo:font-size="13.00pt" fo:font-weight="bold" fo:font-family="'Times New Roman'" style:font-family-asian="'Times New Roman'" style:font-family-complex="'Times New Roman'" fo:background-color="transparent" fo:color="#000000"/>
    </style:style>
    <style:style style:name="T291" style:family="text">
      <style:text-properties fo:font-size="13.00pt" fo:font-weight="normal" fo:font-family="'Times New Roman'" style:font-family-asian="'Times New Roman'" style:font-family-complex="'Times New Roman'" fo:background-color="transparent" fo:color="#000000"/>
    </style:style>
    <style:style style:name="T292" style:family="text">
      <style:text-properties fo:font-size="13.00pt" fo:font-weight="bold" fo:font-family="'Times New Roman'" style:font-family-asian="'Times New Roman'" style:font-family-complex="'Times New Roman'" fo:background-color="transparent" fo:color="#000000"/>
    </style:style>
    <style:style style:name="T293" style:family="text">
      <style:text-properties fo:font-size="13.00pt" fo:font-weight="normal" fo:font-family="'Times New Roman'" style:font-family-asian="'Times New Roman'" style:font-family-complex="'Times New Roman'" fo:background-color="transparent" fo:color="#000000"/>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3.00pt" fo:font-weight="normal" fo:font-family="'Times New Roman'" style:font-family-asian="'Times New Roman'" style:font-family-complex="'Times New Roman'" fo:background-color="transparent" fo:color="#000000"/>
    </style:style>
    <style:style style:name="P1" style:family="paragraph">
      <style:paragraph-properties fo:line-height="100.00%" fo:text-align="center"/>
    </style:style>
    <style:style style:name="P2" style:family="paragraph">
      <style:paragraph-properties fo:line-height="100.00%" fo:text-align="left" fo:margin-top="12.00pt" fo:margin-bottom="6.00pt"/>
    </style:style>
    <style:style style:name="P3" style:family="paragraph">
      <style:paragraph-properties fo:line-height="100.00%" fo:text-align="left" fo:margin-bottom="6.00pt"/>
    </style:style>
    <style:style style:name="P4" style:family="paragraph">
      <style:paragraph-properties fo:line-height="100.00%" fo:text-align="left"/>
    </style:style>
    <style:style style:name="P5" style:family="paragraph">
      <style:paragraph-properties fo:line-height="100.00%" fo:text-align="left" fo:margin-top="12.00pt" fo:margin-bottom="6.00pt"/>
    </style:style>
    <style:style style:name="P6"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7" style:family="paragraph">
      <style:paragraph-properties fo:line-height="100.00%" fo:text-align="left"/>
    </style:style>
    <style:style style:name="P8"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9"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12" style:family="paragraph">
      <style:paragraph-properties fo:line-height="100.00%" fo:text-align="left"/>
    </style:style>
    <style:style style:name="P13"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14" style:family="paragraph">
      <style:paragraph-properties fo:line-height="100.00%" fo:text-align="left"/>
    </style:style>
    <style:style style:name="P15"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16" style:family="paragraph">
      <style:paragraph-properties fo:line-height="100.00%" fo:text-align="left"/>
    </style:style>
    <style:style style:name="P17"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18" style:family="paragraph">
      <style:paragraph-properties fo:line-height="100.00%" fo:text-align="left"/>
    </style:style>
    <style:style style:name="P19"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22" style:family="paragraph">
      <style:paragraph-properties fo:line-height="100.00%" fo:text-align="left"/>
    </style:style>
    <style:style style:name="P23"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24" style:family="paragraph">
      <style:paragraph-properties fo:line-height="100.00%" fo:text-align="left"/>
    </style:style>
    <style:style style:name="P25"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26" style:family="paragraph">
      <style:paragraph-properties fo:line-height="100.00%" fo:text-align="left"/>
    </style:style>
    <style:style style:name="P27"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28" style:family="paragraph">
      <style:paragraph-properties fo:line-height="100.00%" fo:text-align="left"/>
    </style:style>
    <style:style style:name="P29"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30" style:family="paragraph">
      <style:paragraph-properties fo:line-height="100.00%" fo:text-align="left"/>
    </style:style>
    <style:style style:name="P31" style:family="paragraph">
      <style:paragraph-properties fo:line-height="100.00%" fo:text-align="justify" fo:margin-left="2.75pt" fo:text-indent="-2.75pt">
        <style:tab-stops>
          <style:tab-stop style:position="157.90pt"/>
          <style:tab-stop style:position="3286.90pt" style:type="center"/>
        </style:tab-stops>
      </style:paragraph-properties>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style:style>
    <style:style style:name="P35"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38"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39" style:family="paragraph">
      <style:paragraph-properties fo:line-height="100.00%" fo:text-align="left"/>
    </style:style>
    <style:style style:name="P40"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41" style:family="paragraph">
      <style:paragraph-properties fo:line-height="100.00%" fo:text-align="left"/>
    </style:style>
    <style:style style:name="P42"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43" style:family="paragraph">
      <style:paragraph-properties fo:line-height="100.00%" fo:text-align="left"/>
    </style:style>
    <style:style style:name="P44"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45" style:family="paragraph">
      <style:paragraph-properties fo:line-height="100.00%" fo:text-align="left"/>
    </style:style>
    <style:style style:name="P46"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47" style:family="paragraph">
      <style:paragraph-properties fo:line-height="100.00%" fo:text-align="left"/>
    </style:style>
    <style:style style:name="P48"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4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50" style:family="paragraph">
      <style:paragraph-properties fo:line-height="100.00%" fo:text-align="left"/>
    </style:style>
    <style:style style:name="P5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52" style:family="paragraph">
      <style:paragraph-properties fo:line-height="100.00%" fo:text-align="left"/>
    </style:style>
    <style:style style:name="P5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54" style:family="paragraph">
      <style:paragraph-properties fo:line-height="100.00%" fo:text-align="left"/>
    </style:style>
    <style:style style:name="P5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56" style:family="paragraph">
      <style:paragraph-properties fo:line-height="100.00%" fo:text-align="left"/>
    </style:style>
    <style:style style:name="P5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58" style:family="paragraph">
      <style:paragraph-properties fo:line-height="100.00%" fo:text-align="left"/>
    </style:style>
    <style:style style:name="P5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60" style:family="paragraph">
      <style:paragraph-properties fo:line-height="100.00%" fo:text-align="left"/>
    </style:style>
    <style:style style:name="P6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62" style:family="paragraph">
      <style:paragraph-properties fo:line-height="100.00%" fo:text-align="left"/>
    </style:style>
    <style:style style:name="P6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64" style:family="paragraph">
      <style:paragraph-properties fo:line-height="100.00%" fo:text-align="left"/>
    </style:style>
    <style:style style:name="P6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66" style:family="paragraph">
      <style:paragraph-properties fo:line-height="100.00%" fo:text-align="left"/>
    </style:style>
    <style:style style:name="P6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68" style:family="paragraph">
      <style:paragraph-properties fo:line-height="100.00%" fo:text-align="left"/>
    </style:style>
    <style:style style:name="P6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70" style:family="paragraph">
      <style:paragraph-properties fo:line-height="100.00%" fo:text-align="left"/>
    </style:style>
    <style:style style:name="P7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72" style:family="paragraph">
      <style:paragraph-properties fo:line-height="100.00%" fo:text-align="left"/>
    </style:style>
    <style:style style:name="P7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74" style:family="paragraph">
      <style:paragraph-properties fo:line-height="100.00%" fo:text-align="left"/>
    </style:style>
    <style:style style:name="P7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76" style:family="paragraph">
      <style:paragraph-properties fo:line-height="100.00%" fo:text-align="left"/>
    </style:style>
    <style:style style:name="P7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78" style:family="paragraph">
      <style:paragraph-properties fo:line-height="100.00%" fo:text-align="left"/>
    </style:style>
    <style:style style:name="P79"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80" style:family="paragraph">
      <style:paragraph-properties fo:line-height="100.00%" fo:text-align="left"/>
    </style:style>
    <style:style style:name="P81"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82" style:family="paragraph">
      <style:paragraph-properties fo:line-height="100.00%" fo:text-align="left"/>
    </style:style>
    <style:style style:name="P83"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84" style:family="paragraph">
      <style:paragraph-properties fo:line-height="100.00%" fo:text-align="left"/>
    </style:style>
    <style:style style:name="P85"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86" style:family="paragraph">
      <style:paragraph-properties fo:line-height="100.00%" fo:text-align="left"/>
    </style:style>
    <style:style style:name="P87" style:family="paragraph">
      <style:paragraph-properties fo:line-height="100.00%" fo:text-align="justify" fo:margin-left="2.75pt" fo:text-indent="-2.75pt">
        <style:tab-stops>
          <style:tab-stop style:position="157.85pt"/>
          <style:tab-stop style:position="3286.90pt" style:type="center"/>
          <style:tab-stop style:position="421118.90pt" style:type="right"/>
        </style:tab-stops>
      </style:paragraph-properties>
    </style:style>
    <style:style style:name="P88" style:family="paragraph">
      <style:paragraph-properties fo:line-height="100.00%" fo:text-align="left"/>
    </style:style>
    <style:style style:name="P89" style:family="paragraph">
      <style:paragraph-properties fo:line-height="100.00%" fo:text-align="left" fo:margin-top="12.00pt" fo:margin-bottom="6.00pt"/>
    </style:style>
    <style:style style:name="P90" style:family="paragraph">
      <style:paragraph-properties fo:line-height="100.00%" fo:text-align="left"/>
    </style:style>
    <style:style style:name="P91" style:family="paragraph">
      <style:paragraph-properties fo:line-height="100.00%" fo:text-align="left" fo:margin-top="12.00pt" fo:margin-bottom="6.00pt"/>
    </style:style>
    <style:style style:name="P92" style:family="paragraph">
      <style:paragraph-properties fo:line-height="100.00%" fo:text-align="left"/>
    </style:style>
    <style:style style:name="P93" style:family="paragraph">
      <style:paragraph-properties fo:line-height="100.00%" fo:text-align="left" fo:margin-top="12.00pt" fo:margin-bottom="6.00pt"/>
    </style:style>
    <style:style style:name="P94" style:family="paragraph">
      <style:paragraph-properties fo:line-height="100.00%" fo:text-align="left"/>
    </style:style>
    <style:style style:name="P95" style:family="paragraph">
      <style:paragraph-properties fo:line-height="100.00%" fo:text-align="center"/>
    </style:style>
    <style:style style:name="TableColumn0100" style:family="table-column">
      <style:table-column-properties style:column-width="2.231250in"/>
    </style:style>
    <style:style style:name="TableColumn0101" style:family="table-column">
      <style:table-column-properties style:column-width="4.461806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2.231250in"/>
    </style:style>
    <style:style style:name="TableColumn0201" style:family="table-column">
      <style:table-column-properties style:column-width="2.231250in"/>
    </style:style>
    <style:style style:name="TableColumn0202" style:family="table-column">
      <style:table-column-properties style:column-width="2.231250in"/>
    </style:style>
    <style:style style:name="Table02" style:family="table">
      <style:table-properties style:width="6.6937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2.230556in"/>
    </style:style>
    <style:style style:name="TableColumn0301" style:family="table-column">
      <style:table-column-properties style:column-width="2.030556in"/>
    </style:style>
    <style:style style:name="TableColumn0302" style:family="table-column">
      <style:table-column-properties style:column-width="2.431944in"/>
    </style:style>
    <style:style style:name="Table03" style:family="table">
      <style:table-properties style:width="6.6930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6" style:family="table-row">
      <style:table-row-properties/>
    </style:style>
    <style:style style:name="TableCell03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7" style:family="table-row">
      <style:table-row-properties/>
    </style:style>
    <style:style style:name="TableCell03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8" style:family="table-row">
      <style:table-row-properties/>
    </style:style>
    <style:style style:name="TableCell03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9" style:family="table-row">
      <style:table-row-properties/>
    </style:style>
    <style:style style:name="TableCell03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0" style:family="table-row">
      <style:table-row-properties/>
    </style:style>
    <style:style style:name="TableCell03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1" style:family="table-row">
      <style:table-row-properties/>
    </style:style>
    <style:style style:name="TableCell03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2" style:family="table-row">
      <style:table-row-properties/>
    </style:style>
    <style:style style:name="TableCell03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3" style:family="table-row">
      <style:table-row-properties/>
    </style:style>
    <style:style style:name="TableCell03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4" style:family="table-row">
      <style:table-row-properties/>
    </style:style>
    <style:style style:name="TableCell03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5" style:family="table-row">
      <style:table-row-properties/>
    </style:style>
    <style:style style:name="TableCell03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6" style:family="table-row">
      <style:table-row-properties/>
    </style:style>
    <style:style style:name="TableCell03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7" style:family="table-row">
      <style:table-row-properties/>
    </style:style>
    <style:style style:name="TableCell03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8" style:family="table-row">
      <style:table-row-properties/>
    </style:style>
    <style:style style:name="TableCell031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19" style:family="table-row">
      <style:table-row-properties/>
    </style:style>
    <style:style style:name="TableCell031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1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Fusen Video Receiver 1.1.</text:span><text:span text:style-name="T2"><text:s/></text:span><text:span text:style-name="T3"><text:line-break/><text:line-break/></text:span><text:span text:style-name="T4">User Manual </text:span></text:p>
      <text:p text:style-name="P1"><text:span text:style-name="T5"/></text:p>
      <text:p text:style-name="P1"><text:span text:style-name="T6">Last Edited: November 8</text:span><text:span text:style-name="T7">th</text:span><text:span text:style-name="T8"><text:s/>2013<text:line-break/></text:span><text:span text:style-name="T9"><text:line-break/></text:span></text:p>
      <text:p text:style-name="P2"><text:span text:style-name="T10">General Operation</text:span></text:p>
      <text:p text:style-name="P3"><text:span text:style-name="T11"><text:line-break/>When the application is first run, it requests from user to register the product:<text:line-break/></text:span></text:p>
      <text:p text:style-name="P4"><text:span text:style-name="T12"/></text:p>
      <text:p text:style-name="P4"><draw:frame text:anchor-type="as-char" svg:width="90.49mm" svg:height="25.93mm" style:rel-width="scale" style:rel-height="scale"><draw:object-ole xlink:href="OleObj1"/><draw:image xlink:href="ObjectReplacements/OleObj1"/></draw:frame><text:span text:style-name="T13"><text:line-break/></text:span></text:p>
      <text:p text:style-name="P4"><text:span text:style-name="T14">If successful</text:span><text:span text:style-name="T15">, the application updates the local file<text:line-break/></text:span><draw:frame text:anchor-type="as-char" svg:width="58.21mm" svg:height="42.60mm" style:rel-width="scale" style:rel-height="scale"><draw:object-ole xlink:href="OleObj2"/><draw:image xlink:href="ObjectReplacements/OleObj2"/></draw:frame><text:span text:style-name="T15"><text:line-break/></text:span><text:span text:style-name="T16"><text:s/>/config/receiverData.bin<text:line-break/><text:line-break/></text:span><text:span text:style-name="T17">with a mark for registered status. The next time when the application is run, a welcome message pops up, informing that the software is licensed and the user may continue.</text:span><text:span text:style-name="T18"><text:line-break/><text:line-break/></text:span></text:p>
      <text:p text:style-name="P4"><text:span text:style-name="T19">If the software was not licensed yet, or<text:s/></text:span><text:span text:style-name="T20">a wrong activation key was entered previous time - a dialog for entering serial number (activation key) appears. If the key again is not accepted by the server (or there's no connection etc.), an error message appears and the application is shut down.<text:line-break/></text:span></text:p>
      <text:p text:style-name="P4"><draw:frame text:anchor-type="as-char" svg:width="60.06mm" svg:height="42.60mm" style:rel-width="scale" style:rel-height="scale"><draw:object-ole xlink:href="OleObj3"/><draw:image xlink:href="ObjectReplacements/OleObj3"/></draw:frame><text:span text:style-name="T21"/></text:p>
      <text:p text:style-name="P4"><text:span text:style-name="T22"><text:line-break/>How the activation status is marked locally</text:span></text:p>
      <text:p text:style-name="P4"><text:span text:style-name="T23"/></text:p>
      <text:p text:style-name="P4"><text:span text:style-name="T24">There's a 4 KB binary file of random numbers, generated during the first run and on each run in case of wrong activation key. It's located in the folder /config/ relative to the executable.<text:line-break/><text:line-break/>All is random, except a 16-bit unsigned int which is marked after successful activation at address $400:</text:span></text:p>
      <text:p text:style-name="P4"><text:span text:style-name="T25"/></text:p>
      <text:p text:style-name="P4"><text:span text:style-name="T26">0x0400: E5 03</text:span><text:span text:style-name="T27"><text:s/>00 00 07 8B C6 EC 66 E2 A3 F3 B9 F4 90 06</text:span></text:p>
      <text:p text:style-name="P4"><text:span text:style-name="T28"/></text:p>
      <text:p text:style-name="P4"><text:span text:style-name="T29">i.e. 0x03E5 or 997</text:span></text:p>
      <text:p text:style-name="P4"><text:span text:style-name="T30"/></text:p>
      <text:p text:style-name="P4"><text:span text:style-name="T31">Of course, that's quite a fragile protection, it's just for the start.<text:line-break/><text:line-break/>If you want to simulate fresh registration after successful activation, you have to</text:span><text:span text:style-name="T32"><text:s/>remove or temporally rename</text:span><text:span text:style-name="T33"><text:s/>the file<text:s text:c="2"/></text:span><text:span text:style-name="T34">receiverData.bin</text:span><text:span text:style-name="T35">, so that the program won't find it.</text:span></text:p>
      <text:p text:style-name="P4"><text:span text:style-name="T36"/></text:p>
      <text:p text:style-name="P4"><text:span text:style-name="T36"/></text:p>
      <text:p text:style-name="P4"><text:span text:style-name="T37">Update Streaming Settings</text:span><text:span text:style-name="T38"><text:line-break/></text:span></text:p>
      <text:p text:style-name="P4"><text:span text:style-name="T39">The user may call this service from<text:s/></text:span><text:span text:style-name="T40">Operations<text:s/></text:span><text:span text:style-name="T41">→</text:span><text:span text:style-name="T42"><text:s/>Update Settings</text:span><text:span text:style-name="T43"><text:line-break/><text:line-break/>If the application doesn't receive this response according to the protocol, provided by Incept Developnet (due to any reason), a warning message appears, but the program is not shut down<text:s/></text:span><text:span text:style-name="T44">–</text:span><text:span text:style-name="T45"><text:s/>that's not a critical error.<text:line-break/></text:span></text:p>
      <text:p text:style-name="P4"><text:span text:style-name="T46">If the server is not started yet (Operations-&gt;Start Server) and the user attempts to update the settings, the application notifies the user to start the server first.*</text:span></text:p>
      <text:p text:style-name="P4"><text:span text:style-name="T46"><text:line-break/>* The technical reasons for this are that the application reads its own IP address during the initialization of its networking subsystem.<text:line-break/></text:span></text:p>
      <text:p text:style-name="P4"><text:span text:style-name="T47"/></text:p>
      <text:p text:style-name="P5"><text:span text:style-name="T48">Commands in the main menu</text:span><text:span text:style-name="T49"><text:line-break/></text:span></text:p>
      <table:table table:style-name="Table01">
        <table:table-column table:style-name="TableColumn0100"/>
        <table:table-column table:style-name="TableColumn0101"/>
        <table:table-row table:style-name="TableRow0100">
          <table:table-cell table:style-name="TableCell010000">
            <text:p text:style-name="P7"><text:span text:style-name="T50"/></text:p>
          </table:table-cell>
          <table:table-cell table:style-name="TableCell010001">
            <text:p text:style-name="P7"><text:span text:style-name="T50"/></text:p>
          </table:table-cell>
        </table:table-row>
        <table:table-row table:style-name="TableRow0101">
          <table:table-cell table:style-name="TableCell010100">
            <text:p text:style-name="P10"><text:span text:style-name="T51">Menu</text:span><text:span text:style-name="T52"/></text:p>
          </table:table-cell>
          <table:table-cell table:style-name="TableCell010101">
            <text:p text:style-name="P10"><text:span text:style-name="T53">Function</text:span><text:span text:style-name="T54"/></text:p>
          </table:table-cell>
        </table:table-row>
        <table:table-row table:style-name="TableRow0102">
          <table:table-cell table:style-name="TableCell010200">
            <text:p text:style-name="P12"><text:span text:style-name="T55">Operations</text:span><text:span text:style-name="T56"/></text:p>
          </table:table-cell>
          <table:table-cell table:style-name="TableCell010201">
            <text:p text:style-name="P12"><text:span text:style-name="T56"/></text:p>
          </table:table-cell>
        </table:table-row>
        <table:table-row table:style-name="TableRow0103">
          <table:table-cell table:style-name="TableCell010300">
            <text:p text:style-name="P14"><text:span text:style-name="T57"><text:s text:c="3"/>Start Server<text:s/></text:span><text:span text:style-name="T58"/></text:p>
          </table:table-cell>
          <table:table-cell table:style-name="TableCell010301">
            <text:p text:style-name="P14"><text:span text:style-name="T59">Activates listening to streams. If the server is not started, it won't capture any streams.</text:span><text:span text:style-name="T60"/></text:p>
          </table:table-cell>
        </table:table-row>
        <table:table-row table:style-name="TableRow0104">
          <table:table-cell table:style-name="TableCell010400">
            <text:p text:style-name="P16"><text:span text:style-name="T61"><text:s text:c="2"/></text:span><text:span text:style-name="T62">Embrace</text:span><text:span text:style-name="T63"/></text:p>
          </table:table-cell>
          <table:table-cell table:style-name="TableCell010401">
            <text:p text:style-name="P16"><text:span text:style-name="T64">Turns off the external window ("Main window") and tiles the streams inside the control window</text:span><text:span text:style-name="T65"/></text:p>
          </table:table-cell>
        </table:table-row>
        <table:table-row table:style-name="TableRow0105">
          <table:table-cell table:style-name="TableCell010500">
            <text:p text:style-name="P18"><text:span text:style-name="T66"><text:s text:c="3"/>Open Stream Manually</text:span><text:span text:style-name="T67"/></text:p>
          </table:table-cell>
          <table:table-cell table:style-name="TableCell010501">
            <text:p text:style-name="P18"><text:span text:style-name="T68">Allows to enter IP address (local) of a stream to open, e.g. rtsp://... - the # (number) of the stream field is optional.</text:span><text:span text:style-name="T69"/></text:p>
          </table:table-cell>
        </table:table-row>
        <table:table-row table:style-name="TableRow0106">
          <table:table-cell table:style-name="TableCell010600">
            <text:p text:style-name="P20"><text:span text:style-name="T70"><text:s text:c="4"/>Update Settings</text:span><text:span text:style-name="T71"/></text:p>
          </table:table-cell>
          <table:table-cell table:style-name="TableCell010601">
            <text:p text:style-name="P20"><text:span text:style-name="T72">Does a communication with the back-end server, according to the specs</text:span><text:span text:style-name="T73"/></text:p>
          </table:table-cell>
        </table:table-row>
        <table:table-row table:style-name="TableRow0107">
          <table:table-cell table:style-name="TableCell010700">
            <text:p text:style-name="P22"><text:span text:style-name="T74">Tools</text:span><text:span text:style-name="T75"/></text:p>
          </table:table-cell>
          <table:table-cell table:style-name="TableCell010701">
            <text:p text:style-name="P22"><text:span text:style-name="T75"/></text:p>
          </table:table-cell>
        </table:table-row>
        <table:table-row table:style-name="TableRow0108">
          <table:table-cell table:style-name="TableCell010800">
            <text:p text:style-name="P24"><text:span text:style-name="T76"><text:s text:c="2"/>Tile Windows</text:span><text:span text:style-name="T77"/></text:p>
          </table:table-cell>
          <table:table-cell table:style-name="TableCell010801">
            <text:p text:style-name="P24"><text:span text:style-name="T78">Tiles the windows, arranges them. There are settings in the config file regarding the number of columns</text:span><text:span text:style-name="T79"/></text:p>
          </table:table-cell>
        </table:table-row>
        <table:table-row table:style-name="TableRow0109">
          <table:table-cell table:style-name="TableCell010900">
            <text:p text:style-name="P26"><text:span text:style-name="T80"><text:s text:c="3"/>Show Consoles<text:s/></text:span><text:span text:style-name="T81"/></text:p>
          </table:table-cell>
          <table:table-cell table:style-name="TableCell010901">
            <text:p text:style-name="P26"><text:span text:style-name="T82">Allows checking technical information about the streams, such as bandwidth. Useful for testing. The end users don't need to use it.</text:span><text:span text:style-name="T83"/></text:p>
          </table:table-cell>
        </table:table-row>
        <table:table-row table:style-name="TableRow0110">
          <table:table-cell table:style-name="TableCell011000">
            <text:p text:style-name="P28"><text:span text:style-name="T84"><text:s text:c="3"/>Random Rotation (On/Off)<text:s/></text:span><text:span text:style-name="T85"/></text:p>
          </table:table-cell>
          <table:table-cell table:style-name="TableCell011001">
            <text:p text:style-name="P28"><text:span text:style-name="T86">Starts/stops the process of random selection of streams to be shown on the external window ("Main window") on the second monitor, if it's available.</text:span><text:span text:style-name="T87"/></text:p>
          </table:table-cell>
        </table:table-row>
        <table:table-row table:style-name="TableRow0111">
          <table:table-cell table:style-name="TableCell011100">
            <text:p text:style-name="P30"><text:span text:style-name="T88"><text:s text:c="3"/>Load Listed Streams</text:span><text:span text:style-name="T89"/></text:p>
          </table:table-cell>
          <table:table-cell table:style-name="TableCell011101">
            <text:p text:style-name="P30"><text:span text:style-name="T90">Allows to open automatically predefined streams, see the specs of the config file for the details.</text:span><text:span text:style-name="T91"/></text:p>
          </table:table-cell>
        </table:table-row>
      </table:table>
      <text:p text:style-name="P32"><text:span text:style-name="T92"><text:line-break/></text:span><text:span text:style-name="T93"><text:s/>Selecting a stream to be displayed in the main window<text:line-break/><text:line-break/></text:span><text:span text:style-name="T94">The user can select which stream to be displayed in the external monitor in two ways:<text:line-break/><text:line-break/>1. From the menu “Stream” by clicking the address.<text:line-break/></text:span><text:span text:style-name="T95">2.<text:s/></text:span><text:span text:style-name="T96">By right-clicking on the target stream window.*</text:span><text:span text:style-name="T97"><text:line-break/></text:span></text:p>
      <text:p text:style-name="P32"><text:span text:style-name="T97">* Updated in 11-2013<text:line-break/><text:line-break/>The user can move, resize or close the stream windows with the left-button of the mouse, to drag them inside etc., like with any normal window. If the standard ordered position is desirable, the user should activate “Tile Windows”.</text:span></text:p>
      <text:p text:style-name="P33"><text:span text:style-name="T98">Configuration file</text:span></text:p>
      <text:p text:style-name="P34"><text:span text:style-name="T99"/></text:p>
      <text:p text:style-name="P34"><text:span text:style-name="T100">It's a file with the name<text:s/></text:span><text:span text:style-name="T101">receiverConfigB.txt</text:span><text:span text:style-name="T102"><text:line-break/>that's located in a folder with relative path<text:s/></text:span><text:span text:style-name="T103"><text:s/>/config/<text:s/></text:span><text:span text:style-name="T104"><text:s/>to the executable file of the application.<text:line-break/></text:span></text:p>
      <text:p text:style-name="P34"><text:span text:style-name="T105">Sample content</text:span><text:span text:style-name="T106"><text:line-break/><text:line-break/></text:span><text:span text:style-name="T107">Filename:<text:s text:c="2"/></text:span><text:span text:style-name="T108">receiverConfigB.txt<text:line-break/><text:line-break/>ffplay_path<text:tab/>ffplay.exe</text:span></text:p>
      <text:p text:style-name="P34"><text:span text:style-name="T108">rotation_period<text:tab/>3500</text:span></text:p>
      <text:p text:style-name="P34"><text:span text:style-name="T108">initial_wait<text:tab/>19999</text:span></text:p>
      <text:p text:style-name="P34"><text:span text:style-name="T108">max_streams<text:tab/>4</text:span></text:p>
      <text:p text:style-name="P34"><text:span text:style-name="T108">tile_columns<text:tab/>4</text:span></text:p>
      <text:p text:style-name="P34"><text:span text:style-name="T108">window_width<text:tab/>640</text:span></text:p>
      <text:p text:style-name="P34"><text:span text:style-name="T108">window_height<text:tab/>480</text:span></text:p>
      <text:p text:style-name="P34"><text:span text:style-name="T108">version<text:tab/><text:tab/>1</text:span></text:p>
      <text:p text:style-name="P34"><text:span text:style-name="T108">base_url<text:tab/>webapp.fusenapp.com</text:span></text:p>
      <text:p text:style-name="P34"><text:span text:style-name="T108">club_id<text:tab/><text:tab/>9</text:span></text:p>
      <text:p text:style-name="P34"><text:span text:style-name="T108">web_script_extension<text:tab/><text:s text:c="2"/>NO_SUFFIX</text:span></text:p>
      <text:p text:style-name="P34"><text:span text:style-name="T108">transition_sleep<text:tab/>20</text:span></text:p>
      <text:p text:style-name="P34"><text:span text:style-name="T108">offset_main_window_y<text:tab/>29</text:span></text:p>
      <text:p text:style-name="P34"><text:span text:style-name="T108">offset_main_window_x<text:tab/>20</text:span></text:p>
      <text:p text:style-name="P34"><text:span text:style-name="T109">offset_main_window_x_left<text:tab/>10</text:span></text:p>
      <text:p text:style-name="P34"><text:span text:style-name="T110">stream_open<text:tab/>rtsp://192.168.0.100:8554/1</text:span></text:p>
      <text:p text:style-name="P34"><text:span text:style-name="T110">stream_open<text:tab/>rtsp://192.168.0.100:8554/1</text:span></text:p>
      <text:p text:style-name="P34"><text:span text:style-name="T110">stream_open<text:tab/>rtsp://192.168.0.100:8554/1</text:span></text:p>
      <text:p text:style-name="P34"><text:span text:style-name="T110">stream_open<text:tab/>rtsp://192.168.0.100:8554/1</text:span></text:p>
      <text:p text:style-name="P34"><text:span text:style-name="T111">port<text:tab/>8888</text:span></text:p>
      <text:p text:style-name="P34"><text:span text:style-name="T111">main_update_period<text:tab/>333</text:span></text:p>
      <text:p text:style-name="P34"><text:span text:style-name="T111">enum_windows_period<text:tab/>2500</text:span></text:p>
      <text:p text:style-name="P34"><text:span text:style-name="T111">process_rush_watchdog_max<text:tab/>4</text:span></text:p>
      <text:p text:style-name="P34"><text:span text:style-name="T111">process_rush_period<text:tab/>4000</text:span></text:p>
      <text:p text:style-name="P34"><text:span text:style-name="T111">load_listed_delay<text:tab/>1500</text:span></text:p>
      <text:p text:style-name="P34"><text:span text:style-name="T111">debug_webservice_authorize<text:tab/><text:tab/>0</text:span></text:p>
      <text:p text:style-name="P34"><text:span text:style-name="T111">debug_webservice_update<text:tab/><text:tab/>0</text:span></text:p>
      <text:p text:style-name="P34"><text:span text:style-name="T112">forced_ip<text:tab/><text:tab/>10.0.1.11</text:span></text:p>
      <text:p text:style-name="P34"><text:span text:style-name="T112">use_forced_ip<text:tab/><text:tab/>1<text:line-break/>clear_registration<text:tab/>0</text:span><text:span text:style-name="T113"><text:line-break/>#<text:tab/>#<text:line-break/></text:span><text:span text:style-name="T114"><text:line-break/></text:span><text:span text:style-name="T115">Parameters<text:line-break/></text:span><text:span text:style-name="T116"><text:line-break/></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36"><text:span text:style-name="T118">forced_ip<text:tab/></text:span><text:span text:style-name="T119"/></text:p>
          </table:table-cell>
          <table:table-cell table:style-name="TableCell020001">
            <text:p text:style-name="P36"><text:span text:style-name="T120">10.0.1.11</text:span><text:span text:style-name="T121"/></text:p>
          </table:table-cell>
          <table:table-cell table:style-name="TableCell020002">
            <text:p text:style-name="P36"><text:span text:style-name="T122">Send this IP instead of the actual IP of the machine. Used for debug purposes.</text:span><text:span text:style-name="T123"/></text:p>
          </table:table-cell>
        </table:table-row>
        <table:table-row table:style-name="TableRow0201">
          <table:table-cell table:style-name="TableCell020100">
            <text:p text:style-name="P39"><text:span text:style-name="T124">use_forced_ip</text:span><text:span text:style-name="T125"/></text:p>
          </table:table-cell>
          <table:table-cell table:style-name="TableCell020101">
            <text:p text:style-name="P39"><text:span text:style-name="T126">1</text:span><text:span text:style-name="T127"/></text:p>
          </table:table-cell>
          <table:table-cell table:style-name="TableCell020102">
            <text:p text:style-name="P39"><text:span text:style-name="T128">Use or not the forced ip.</text:span><text:span text:style-name="T129"/></text:p>
          </table:table-cell>
        </table:table-row>
        <table:table-row table:style-name="TableRow0202">
          <table:table-cell table:style-name="TableCell020200">
            <text:p text:style-name="P41"><text:span text:style-name="T130">clear_registration</text:span><text:span text:style-name="T131"/></text:p>
          </table:table-cell>
          <table:table-cell table:style-name="TableCell020201">
            <text:p text:style-name="P41"><text:span text:style-name="T132">0</text:span><text:span text:style-name="T133"/></text:p>
          </table:table-cell>
          <table:table-cell table:style-name="TableCell020202">
            <text:p text:style-name="P41"><text:span text:style-name="T134">Clear registration markers on each start of the application<text:s/></text:span><text:span text:style-name="T135">–</text:span><text:span text:style-name="T136"><text:s/>each time activation dialog appears. Used for debug purposes</text:span><text:span text:style-name="T137"/></text:p>
          </table:table-cell>
        </table:table-row>
        <table:table-row table:style-name="TableRow0203">
          <table:table-cell table:style-name="TableCell020300">
            <text:p text:style-name="P43"><text:span text:style-name="T137"/></text:p>
          </table:table-cell>
          <table:table-cell table:style-name="TableCell020301">
            <text:p text:style-name="P43"><text:span text:style-name="T137"/></text:p>
          </table:table-cell>
          <table:table-cell table:style-name="TableCell020302">
            <text:p text:style-name="P43"><text:span text:style-name="T137"/></text:p>
          </table:table-cell>
        </table:table-row>
      </table:table>
      <text:p text:style-name="P45"><text:span text:style-name="T138"><text:line-break/>Updates from<text:s/></text:span><text:span text:style-name="T139">29-5-2013</text:span></text:p>
      <text:p text:style-name="P45"><text:span text:style-name="T140"/></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47"><text:span text:style-name="T141">offset_main_window_x_left</text:span><text:span text:style-name="T142"/></text:p>
          </table:table-cell>
          <table:table-cell table:style-name="TableCell030001">
            <text:p text:style-name="P47"><text:span text:style-name="T143">10</text:span><text:span text:style-name="T144"/></text:p>
          </table:table-cell>
          <table:table-cell table:style-name="TableCell030002">
            <text:p text:style-name="P47"><text:span text:style-name="T145">Position of the left side of the main window on the external window, in order to hide the border.</text:span><text:span text:style-name="T146"/></text:p>
          </table:table-cell>
        </table:table-row>
        <table:table-row table:style-name="TableRow0301">
          <table:table-cell table:style-name="TableCell030100">
            <text:p text:style-name="P50"><text:span text:style-name="T147">stream_open</text:span><text:span text:style-name="T148"/></text:p>
          </table:table-cell>
          <table:table-cell table:style-name="TableCell030101">
            <text:p text:style-name="P50"><text:span text:style-name="T149">rtsp://192.168.0.100:8554/1</text:span><text:span text:style-name="T150"/></text:p>
          </table:table-cell>
          <table:table-cell table:style-name="TableCell030102">
            <text:p text:style-name="P50"><text:span text:style-name="T151">Streams for openning in batch mode.</text:span><text:span text:style-name="T152"/></text:p>
          </table:table-cell>
        </table:table-row>
        <table:table-row table:style-name="TableRow0302">
          <table:table-cell table:style-name="TableCell030200">
            <text:p text:style-name="P52"><text:span text:style-name="T153">stream_open</text:span><text:span text:style-name="T154"/></text:p>
          </table:table-cell>
          <table:table-cell table:style-name="TableCell030201">
            <text:p text:style-name="P52"><text:span text:style-name="T155">rtsp://192.168.0.100:8554/1</text:span><text:span text:style-name="T156"/></text:p>
          </table:table-cell>
          <table:table-cell table:style-name="TableCell030202">
            <text:p text:style-name="P52"><text:span text:style-name="T157">Streams for openning in batch mode.</text:span><text:span text:style-name="T158"/></text:p>
          </table:table-cell>
        </table:table-row>
        <table:table-row table:style-name="TableRow0303">
          <table:table-cell table:style-name="TableCell030300">
            <text:p text:style-name="P54"><text:span text:style-name="T159">stream_open</text:span><text:span text:style-name="T160"/></text:p>
          </table:table-cell>
          <table:table-cell table:style-name="TableCell030301">
            <text:p text:style-name="P54"><text:span text:style-name="T161">rtsp://192.168.0.100:8554/1</text:span><text:span text:style-name="T162"/></text:p>
          </table:table-cell>
          <table:table-cell table:style-name="TableCell030302">
            <text:p text:style-name="P54"><text:span text:style-name="T163">Streams for openning in batch mode.</text:span><text:span text:style-name="T164"/></text:p>
          </table:table-cell>
        </table:table-row>
        <table:table-row table:style-name="TableRow0304">
          <table:table-cell table:style-name="TableCell030400">
            <text:p text:style-name="P56"><text:span text:style-name="T165">stream_open</text:span><text:span text:style-name="T166"/></text:p>
          </table:table-cell>
          <table:table-cell table:style-name="TableCell030401">
            <text:p text:style-name="P56"><text:span text:style-name="T167">rtsp://192.168.0.100:8554/1</text:span><text:span text:style-name="T168"/></text:p>
          </table:table-cell>
          <table:table-cell table:style-name="TableCell030402">
            <text:p text:style-name="P56"><text:span text:style-name="T169">Streams for openning in batch mode.</text:span><text:span text:style-name="T170"/></text:p>
          </table:table-cell>
        </table:table-row>
        <table:table-row table:style-name="TableRow0305">
          <table:table-cell table:style-name="TableCell030500">
            <text:p text:style-name="P58"><text:span text:style-name="T171">port</text:span><text:span text:style-name="T172"/></text:p>
          </table:table-cell>
          <table:table-cell table:style-name="TableCell030501">
            <text:p text:style-name="P58"><text:span text:style-name="T173">8888</text:span><text:span text:style-name="T174"/></text:p>
          </table:table-cell>
          <table:table-cell table:style-name="TableCell030502">
            <text:p text:style-name="P58"><text:span text:style-name="T175">The default port for receiving UDP requests for sending a stream is 8888, in order to alter it - use this parameter to define another value.</text:span><text:span text:style-name="T176"/></text:p>
          </table:table-cell>
        </table:table-row>
        <table:table-row table:style-name="TableRow0306">
          <table:table-cell table:style-name="TableCell030600">
            <text:p text:style-name="P60"><text:span text:style-name="T177">main_update_period</text:span><text:span text:style-name="T178"/></text:p>
          </table:table-cell>
          <table:table-cell table:style-name="TableCell030601">
            <text:p text:style-name="P60"><text:span text:style-name="T179">333</text:span><text:span text:style-name="T180"/></text:p>
          </table:table-cell>
          <table:table-cell table:style-name="TableCell030602">
            <text:p text:style-name="P60"><text:span text:style-name="T181">The update period of the control copy of the external window in ms (i.e. 333 ms = 3 fps). For 10 fps<text:s/></text:span><text:span text:style-name="T182">–</text:span><text:span text:style-name="T183"><text:s/>100. Use this parameter carefully, because small value may be computationally intensive.</text:span><text:span text:style-name="T184"/></text:p>
          </table:table-cell>
        </table:table-row>
        <table:table-row table:style-name="TableRow0307">
          <table:table-cell table:style-name="TableCell030700">
            <text:p text:style-name="P62"><text:span text:style-name="T185">enum_windows_period</text:span><text:span text:style-name="T186"/></text:p>
          </table:table-cell>
          <table:table-cell table:style-name="TableCell030701">
            <text:p text:style-name="P62"><text:span text:style-name="T187">2500</text:span><text:span text:style-name="T188"/></text:p>
          </table:table-cell>
          <table:table-cell table:style-name="TableCell030702">
            <text:p text:style-name="P62"><text:span text:style-name="T189">In order to control the load, due to a<text:s text:c="2"/>heavy operation during Enumerating windows and in order to avoid race conditions, the application embraces a new stream no more than one window in every enum_windows_period, in ms. (Notice that a feed is embraced not earlier than the<text:s/></text:span><text:span text:style-name="T190">initial_wait)</text:span><text:span text:style-name="T191"/></text:p>
          </table:table-cell>
        </table:table-row>
        <table:table-row table:style-name="TableRow0308">
          <table:table-cell table:style-name="TableCell030800">
            <text:p text:style-name="P64"><text:span text:style-name="T192">process_rush_watchdog_max</text:span><text:span text:style-name="T193"/></text:p>
          </table:table-cell>
          <table:table-cell table:style-name="TableCell030801">
            <text:p text:style-name="P64"><text:span text:style-name="T194">4</text:span><text:span text:style-name="T195"/></text:p>
          </table:table-cell>
          <table:table-cell table:style-name="TableCell030802">
            <text:p text:style-name="P64"><text:span text:style-name="T196">This is a part of the anti-DoS (Denial-of-service) and anti-fault defense mechanism, which shuts down the application, but saves the system for crashing. It prevents dangerous conditions called in the system “Process Rushes”. For example if too many requests for joining are queried in too short time, or if there are bugs in the networking system which causes too many join requests, too many processes may be created in a “rush”, overload the operating system and crash it. Another part of the defense mechanism is the<text:s/></text:span><text:span text:style-name="T197">enum_windows_period<text:s/></text:span><text:span text:style-name="T198">–</text:span><text:span text:style-name="T199"><text:s/></text:span><text:span text:style-name="T200">which doesn't allow too many processes in too short a time.</text:span><text:span text:style-name="T201"/></text:p>
          </table:table-cell>
        </table:table-row>
        <table:table-row table:style-name="TableRow0309">
          <table:table-cell table:style-name="TableCell030900">
            <text:p text:style-name="P66"><text:span text:style-name="T202">process_rush_period</text:span><text:span text:style-name="T203"/></text:p>
          </table:table-cell>
          <table:table-cell table:style-name="TableCell030901">
            <text:p text:style-name="P66"><text:span text:style-name="T204">4000</text:span><text:span text:style-name="T205"/></text:p>
          </table:table-cell>
          <table:table-cell table:style-name="TableCell030902">
            <text:p text:style-name="P66"><text:span text:style-name="T206">In ms. The watchdog limits the possible number of spawned processes down to<text:s/></text:span><text:span text:style-name="T207">process_rush_watchdog_max in process_rush_period.<text:s/></text:span><text:span text:style-name="T208">For example with this configuration, the watchdog will warn the user with a message and close the application if there are more than 4 processes spawned in 4 secs.<text:line-break/><text:line-break/>Notice , that the enum_windows_period should be set accordingly<text:s/></text:span><text:span text:style-name="T209">–</text:span><text:span text:style-name="T210"><text:s/>if it is too short (for example 700 ms) there's a chance of spawning more processes than allowed in case of high network load.</text:span><text:span text:style-name="T211"/></text:p>
          </table:table-cell>
        </table:table-row>
        <table:table-row table:style-name="TableRow0310">
          <table:table-cell table:style-name="TableCell031000">
            <text:p text:style-name="P68"><text:span text:style-name="T212">load_listed_delay</text:span><text:span text:style-name="T213"/></text:p>
          </table:table-cell>
          <table:table-cell table:style-name="TableCell031001">
            <text:p text:style-name="P68"><text:span text:style-name="T214">1500</text:span><text:span text:style-name="T215"/></text:p>
          </table:table-cell>
          <table:table-cell table:style-name="TableCell031002">
            <text:p text:style-name="P68"><text:span text:style-name="T216">Delay between calls to the consequent feeds from the config file.</text:span><text:span text:style-name="T217"/></text:p>
          </table:table-cell>
        </table:table-row>
        <table:table-row table:style-name="TableRow0311">
          <table:table-cell table:style-name="TableCell031100">
            <text:p text:style-name="P70"><text:span text:style-name="T218">debug_webservice_authorize</text:span><text:span text:style-name="T219"/></text:p>
          </table:table-cell>
          <table:table-cell table:style-name="TableCell031101">
            <text:p text:style-name="P70"><text:span text:style-name="T220">0</text:span><text:span text:style-name="T221"/></text:p>
          </table:table-cell>
          <table:table-cell table:style-name="TableCell031102">
            <text:p text:style-name="P70"><text:span text:style-name="T222">If set to 1<text:s/></text:span><text:span text:style-name="T223">–</text:span><text:span text:style-name="T224"><text:s/>displays verbose debug messages during the sending and receiving of the web service.</text:span><text:span text:style-name="T225"/></text:p>
          </table:table-cell>
        </table:table-row>
        <table:table-row table:style-name="TableRow0312">
          <table:table-cell table:style-name="TableCell031200">
            <text:p text:style-name="P72"><text:span text:style-name="T226">debug_webservice_update</text:span><text:span text:style-name="T227"/></text:p>
          </table:table-cell>
          <table:table-cell table:style-name="TableCell031201">
            <text:p text:style-name="P72"><text:span text:style-name="T228">0</text:span><text:span text:style-name="T229"/></text:p>
          </table:table-cell>
          <table:table-cell table:style-name="TableCell031202">
            <text:p text:style-name="P72"><text:span text:style-name="T230">If set to 1<text:s/></text:span><text:span text:style-name="T231">–</text:span><text:span text:style-name="T232"><text:s/>displays verbose debug messages during the sending and receiving of the web service.</text:span><text:span text:style-name="T233"/></text:p>
          </table:table-cell>
        </table:table-row>
        <table:table-row table:style-name="TableRow0313">
          <table:table-cell table:style-name="TableCell031300">
            <text:p text:style-name="P74"><text:span text:style-name="T234">ffplay_path<text:tab/></text:span><text:span text:style-name="T235"/></text:p>
          </table:table-cell>
          <table:table-cell table:style-name="TableCell031301">
            <text:p text:style-name="P74"><text:span text:style-name="T236">ffplay.exe</text:span><text:span text:style-name="T237"/></text:p>
          </table:table-cell>
          <table:table-cell table:style-name="TableCell031302">
            <text:p text:style-name="P74"><text:span text:style-name="T238">No white spaces in the filename of the executable! The most convenient way is when Fusen is in the folder of ffmpeg binaries, or if ffmpeg is set as environment variable in the PATH.<text:s text:c="2"/></text:span><text:span text:style-name="T239"/></text:p>
          </table:table-cell>
        </table:table-row>
        <table:table-row table:style-name="TableRow0314">
          <table:table-cell table:style-name="TableCell031400">
            <text:p text:style-name="P76"><text:span text:style-name="T240">web_script_extension</text:span><text:span text:style-name="T241"/></text:p>
          </table:table-cell>
          <table:table-cell table:style-name="TableCell031401">
            <text:p text:style-name="P76"><text:span text:style-name="T242"><text:s/>NO_SUFFIX</text:span><text:span text:style-name="T243"/></text:p>
          </table:table-cell>
          <table:table-cell table:style-name="TableCell031402">
            <text:p text:style-name="P76"><text:span text:style-name="T244">This is the default,<text:s text:c="2"/>as given the addresses of the services don't require an extension.<text:line-break/>If the scripts need to have ".php"as an extension, use:<text:s text:c="2"/></text:span><text:span text:style-name="T245">web_script_extension<text:tab/> PHP</text:span><text:span text:style-name="T246"/></text:p>
          </table:table-cell>
        </table:table-row>
        <table:table-row table:style-name="TableRow0315">
          <table:table-cell table:style-name="TableCell031500">
            <text:p text:style-name="P78"><text:span text:style-name="T247">transition_sleep</text:span><text:span text:style-name="T248"/></text:p>
          </table:table-cell>
          <table:table-cell table:style-name="TableCell031501">
            <text:p text:style-name="P78"><text:span text:style-name="T249">20</text:span><text:span text:style-name="T250"/></text:p>
          </table:table-cell>
          <table:table-cell table:style-name="TableCell031502">
            <text:p text:style-name="P78"><text:span text:style-name="T251">That's time in ms for the steps of fade-to-white transitions.<text:s/></text:span><text:span text:style-name="T252"/></text:p>
          </table:table-cell>
        </table:table-row>
        <table:table-row table:style-name="TableRow0316">
          <table:table-cell table:style-name="TableCell031600">
            <text:p text:style-name="P80"><text:span text:style-name="T253">offset_main_window_y</text:span><text:span text:style-name="T254"/></text:p>
          </table:table-cell>
          <table:table-cell table:style-name="TableCell031601">
            <text:p text:style-name="P80"><text:span text:style-name="T255">29</text:span><text:span text:style-name="T256"/></text:p>
          </table:table-cell>
          <table:table-cell table:style-name="TableCell031602">
            <text:p text:style-name="P80"><text:span text:style-name="T257">The amount of pixels of which the main window is offset up, in order to hide the title bar.</text:span><text:span text:style-name="T258"/></text:p>
          </table:table-cell>
        </table:table-row>
        <table:table-row table:style-name="TableRow0317">
          <table:table-cell table:style-name="TableCell031700">
            <text:p text:style-name="P82"><text:span text:style-name="T259">offset_main_window_x</text:span><text:span text:style-name="T260"/></text:p>
          </table:table-cell>
          <table:table-cell table:style-name="TableCell031701">
            <text:p text:style-name="P82"><text:span text:style-name="T261">20</text:span><text:span text:style-name="T262"/></text:p>
          </table:table-cell>
          <table:table-cell table:style-name="TableCell031702">
            <text:p text:style-name="P82"><text:span text:style-name="T263">This is used to extend the window to the right.</text:span><text:span text:style-name="T264"/></text:p>
          </table:table-cell>
        </table:table-row>
        <table:table-row table:style-name="TableRow0318">
          <table:table-cell table:style-name="TableCell031800">
            <text:p text:style-name="P84"><text:span text:style-name="T265">stream_open<text:tab/></text:span><text:span text:style-name="T266"/></text:p>
          </table:table-cell>
          <table:table-cell table:style-name="TableCell031801">
            <text:p text:style-name="P84"><text:span text:style-name="T267">rtsp://192.168.0.100:8554/1<text:s text:c="3"/></text:span><text:span text:style-name="T268"/></text:p>
          </table:table-cell>
          <table:table-cell table:style-name="TableCell031802">
            <text:p text:style-name="P84"><text:span text:style-name="T269">[Optional]<text:line-break/><text:line-break/></text:span><text:span text:style-name="T270">If present,<text:s text:c="2"/>“stream_open<text:s text:c="2"/>ADDRESS” items are collected in a list and can be loaded automatically by the menu command: Tools<text:s/></text:span><text:span text:style-name="T271">→</text:span><text:span text:style-name="T272"><text:s/>Load Listed Streams (the server must be started already).<text:s text:c="2"/>They are open in the sequence they are defined, with a delay of<text:s/></text:span><text:span text:style-name="T273">initial_wait<text:s/></text:span><text:span text:style-name="T274">between each call.</text:span><text:span text:style-name="T275"/></text:p>
          </table:table-cell>
        </table:table-row>
        <table:table-row table:style-name="TableRow0319">
          <table:table-cell table:style-name="TableCell031900">
            <text:p text:style-name="P86"><text:span text:style-name="T275"/></text:p>
          </table:table-cell>
          <table:table-cell table:style-name="TableCell031901">
            <text:p text:style-name="P86"><text:span text:style-name="T275"/></text:p>
          </table:table-cell>
          <table:table-cell table:style-name="TableCell031902">
            <text:p text:style-name="P86"><text:span text:style-name="T275"/></text:p>
          </table:table-cell>
        </table:table-row>
      </table:table>
      <text:p text:style-name="P88"><text:span text:style-name="T276"><text:line-break/></text:span></text:p>
      <text:p text:style-name="P89"><text:span text:style-name="T277">Syntax and order notes</text:span></text:p>
      <text:p text:style-name="P90"><text:span text:style-name="T278"><text:line-break/>The order of parameters doesn't matter, and the last line of a certain type is the valid one.<text:line-break/><text:line-break/>For example for quick testing/editing of variants, you can enter the params many times, the valid value is the last line. For example:<text:line-break/><text:line-break/>base_url<text:tab/>twenkid.com</text:span></text:p>
      <text:p text:style-name="P90"><text:span text:style-name="T279">base_url<text:tab/>webapp.fusenapp.com<text:line-break/><text:line-break/></text:span><text:span text:style-name="T280">→</text:span><text:span text:style-name="T281"><text:s/>webapp.fusenapp.com is valid (the last item of given type)<text:line-break/><text:line-break/>You may keep both for quick cut/paste to test different versions. (Don't forget the “PHP” for twenkid.com and “NO_EXTENSION” for the other production hosts)</text:span></text:p>
      <text:p text:style-name="P91"><text:span text:style-name="T282">Smooth transition between streams</text:span></text:p>
      <text:p text:style-name="P92"><text:span text:style-name="T283"><text:line-break/></text:span><text:span text:style-name="T284">It's done with a fade-to-white semi-transparent overlay window.<text:line-break/></text:span></text:p>
      <text:p text:style-name="P93"><text:span text:style-name="T285">Order of filling-in the slots of the streams</text:span><text:span text:style-name="T286"><text:s/></text:span></text:p>
      <text:p text:style-name="P94"><text:span text:style-name="T287">The slots are displayed in the menu “Streams When opening a new stream, or after all allowed slots are occupied and a new arrives,</text:span><text:span text:style-name="T288"><text:s/>the first free</text:span><text:span text:style-name="T289"><text:s/></text:span><text:span text:style-name="T290">slot</text:span><text:span text:style-name="T291"><text:s/>is used (no matter what number of slot it is). <text:line-break/><text:line-break/>Note that the list is not always updated in real time. When a stream is closed, the application doesn't detect this event automatically. To get the up-to-date list of free slots in such a condition or any time, call “</text:span><text:span text:style-name="T292">Refresh List</text:span><text:span text:style-name="T293">” <text:line-break/></text:span></text:p>
      <text:p text:style-name="P94"><text:span text:style-name="T294"/></text:p>
      <text:p text:style-name="P94"><text:span text:style-name="T294"/></text:p>
      <text:p text:style-name="P95"><text:span text:style-name="T295">© Todor Arnaudov 2013. Published in 2018 under MIT License.</text:span></text:p>
      <text:p text:style-name="P95"><text:span text:style-name="T295"/></text:p>
      <text:p text:style-name="P95"><text:span text:style-name="T29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